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Text_20_body">
      <style:text-properties officeooo:rsid="0011e215" officeooo:paragraph-rsid="0011e215"/>
    </style:style>
    <style:style style:name="P3" style:family="paragraph" style:parent-style-name="Heading_20_2">
      <style:paragraph-properties fo:break-before="page"/>
      <style:text-properties style:font-name="Liberation Serif"/>
    </style:style>
    <style:style style:name="P4" style:family="paragraph" style:parent-style-name="Text_20_body">
      <style:text-properties officeooo:rsid="00153f70" officeooo:paragraph-rsid="00153f70"/>
    </style:style>
    <style:style style:name="P5" style:family="paragraph" style:parent-style-name="Text_20_body">
      <style:text-properties officeooo:rsid="00153f70" officeooo:paragraph-rsid="00179bdc"/>
    </style:style>
    <style:style style:name="P6" style:family="paragraph" style:parent-style-name="Heading_20_2">
      <style:text-properties style:font-name="Liberation Serif"/>
    </style:style>
    <style:style style:name="P7" style:family="paragraph" style:parent-style-name="Heading_20_3">
      <style:text-properties style:font-name="Liberation Serif"/>
    </style:style>
    <style:style style:name="P8" style:family="paragraph" style:parent-style-name="Text_20_body">
      <style:text-properties officeooo:rsid="0018565e" officeooo:paragraph-rsid="0018565e"/>
    </style:style>
    <style:style style:name="P9" style:family="paragraph" style:parent-style-name="Heading_20_5">
      <style:text-properties style:font-name="Liberation Serif"/>
    </style:style>
    <style:style style:name="P10" style:family="paragraph" style:parent-style-name="Text_20_body">
      <style:text-properties officeooo:rsid="001f0768" officeooo:paragraph-rsid="001f0768"/>
    </style:style>
    <style:style style:name="P11" style:family="paragraph" style:parent-style-name="Text_20_body">
      <style:text-properties style:font-name="Liberation Serif" officeooo:rsid="001c462a" officeooo:paragraph-rsid="001c462a"/>
    </style:style>
    <style:style style:name="P12" style:family="paragraph" style:parent-style-name="Text_20_body">
      <style:paragraph-properties fo:break-before="page"/>
      <style:text-properties style:font-name="Liberation Serif" officeooo:rsid="001c462a" officeooo:paragraph-rsid="001c462a"/>
    </style:style>
    <style:style style:name="P13" style:family="paragraph" style:parent-style-name="Text_20_body">
      <style:text-properties style:font-name="Liberation Serif" officeooo:rsid="001f5499" officeooo:paragraph-rsid="001f5499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paragraph-rsid="001f5499"/>
    </style:style>
    <style:style style:name="P16" style:family="paragraph" style:parent-style-name="Text_20_body">
      <style:text-properties officeooo:rsid="001fee7f" officeooo:paragraph-rsid="001fee7f"/>
    </style:style>
    <style:style style:name="P17" style:family="paragraph" style:parent-style-name="Text_20_body">
      <style:text-properties style:font-name="Liberation Serif" officeooo:rsid="001fee7f" officeooo:paragraph-rsid="001fee7f"/>
    </style:style>
    <style:style style:name="P18" style:family="paragraph" style:parent-style-name="Text_20_body">
      <style:text-properties style:font-name="Liberation Serif" officeooo:rsid="00219d68" officeooo:paragraph-rsid="00219d68"/>
    </style:style>
    <style:style style:name="P19" style:family="paragraph" style:parent-style-name="Heading_20_3">
      <style:text-properties style:font-name="Liberation Serif" officeooo:rsid="00273b77" officeooo:paragraph-rsid="00273b77"/>
    </style:style>
    <style:style style:name="P20" style:family="paragraph" style:parent-style-name="Text_20_body">
      <style:text-properties style:font-name="Liberation Serif" officeooo:rsid="00273b77" officeooo:paragraph-rsid="00273b77"/>
    </style:style>
    <style:style style:name="P21" style:family="paragraph" style:parent-style-name="Text_20_body">
      <style:text-properties style:font-name="Liberation Serif" fo:font-weight="normal" officeooo:rsid="00273b77" officeooo:paragraph-rsid="00273b77" style:font-weight-asian="normal" style:font-weight-complex="normal"/>
    </style:style>
    <style:style style:name="P22" style:family="paragraph" style:parent-style-name="Text_20_body" style:list-style-name="L1">
      <style:text-properties style:font-name="Liberation Serif" fo:font-weight="normal" officeooo:rsid="00273b77" officeooo:paragraph-rsid="00273b77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2c6ae9" officeooo:paragraph-rsid="002c6ae9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02e0ddb" officeooo:paragraph-rsid="00219d68" style:font-weight-asian="normal" style:font-weight-complex="normal"/>
    </style:style>
    <style:style style:name="P25" style:family="paragraph" style:parent-style-name="Text_20_body">
      <style:text-properties style:font-name="Liberation Serif" fo:font-weight="normal" officeooo:rsid="002e0ddb" officeooo:paragraph-rsid="002e0ddb" style:font-weight-asian="normal" style:font-weight-complex="normal"/>
    </style:style>
    <style:style style:name="P26" style:family="paragraph" style:parent-style-name="Text_20_body">
      <style:text-properties style:font-name="Liberation Serif" fo:font-weight="normal" officeooo:rsid="00230fa3" officeooo:paragraph-rsid="00230fa3" style:font-weight-asian="normal" style:font-weight-complex="normal"/>
    </style:style>
    <style:style style:name="P27" style:family="paragraph" style:parent-style-name="Text_20_body">
      <style:text-properties style:font-name="Liberation Serif" fo:font-weight="normal" officeooo:rsid="002f1b15" officeooo:paragraph-rsid="002f1b15" style:font-weight-asian="normal" style:font-weight-complex="normal"/>
    </style:style>
    <style:style style:name="P28" style:family="paragraph" style:parent-style-name="Text_20_body">
      <style:text-properties style:font-name="Liberation Serif" fo:font-style="normal" fo:font-weight="normal" officeooo:rsid="002f682b" officeooo:paragraph-rsid="002f682b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officeooo:rsid="002f682b" officeooo:paragraph-rsid="002f682b"/>
    </style:style>
    <style:style style:name="P30" style:family="paragraph" style:parent-style-name="Text_20_body">
      <style:text-properties officeooo:rsid="002f805d" officeooo:paragraph-rsid="002f805d"/>
    </style:style>
    <style:style style:name="P31" style:family="paragraph" style:parent-style-name="Text_20_body" style:list-style-name="L2"/>
    <style:style style:name="P32" style:family="paragraph" style:parent-style-name="Text_20_body">
      <style:text-properties officeooo:rsid="00305161" officeooo:paragraph-rsid="00305161"/>
    </style:style>
    <style:style style:name="P33" style:family="paragraph" style:parent-style-name="Heading_20_5_20_Serif">
      <style:paragraph-properties fo:break-before="page"/>
    </style:style>
    <style:style style:name="P34" style:family="paragraph" style:parent-style-name="Text_20_body">
      <style:text-properties officeooo:paragraph-rsid="00305161"/>
    </style:style>
    <style:style style:name="P35" style:family="paragraph" style:parent-style-name="Text_20_body">
      <style:text-properties fo:color="#808080" loext:opacity="100%" fo:font-style="italic" officeooo:rsid="00305161" officeooo:paragraph-rsid="00305161" style:font-style-asian="italic" style:font-style-complex="italic"/>
    </style:style>
    <style:style style:name="P36" style:family="paragraph" style:parent-style-name="Text_20_body">
      <style:text-properties officeooo:rsid="0030d2d5" officeooo:paragraph-rsid="0030d2d5"/>
    </style:style>
    <style:style style:name="P37" style:family="paragraph" style:parent-style-name="Text_20_body" style:list-style-name="L3">
      <style:text-properties officeooo:rsid="0030d2d5" officeooo:paragraph-rsid="0030d2d5"/>
    </style:style>
    <style:style style:name="P38" style:family="paragraph" style:parent-style-name="Text_20_body" style:list-style-name="L3">
      <style:text-properties officeooo:paragraph-rsid="0034d3fa"/>
    </style:style>
    <style:style style:name="P39" style:family="paragraph" style:parent-style-name="Text_20_body" style:list-style-name="L3">
      <style:text-properties officeooo:paragraph-rsid="003950f8"/>
    </style:style>
    <style:style style:name="P40" style:family="paragraph" style:parent-style-name="Heading_20_3_20_Serif">
      <style:paragraph-properties fo:break-before="page"/>
      <style:text-properties officeooo:paragraph-rsid="003af1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565e"/>
    </style:style>
    <style:style style:name="T4" style:family="text">
      <style:text-properties fo:color="#808080" loext:opacity="100%" fo:font-style="italic" officeooo:rsid="002617a8" style:font-style-asian="italic" style:font-style-complex="italic"/>
    </style:style>
    <style:style style:name="T5" style:family="text">
      <style:text-properties officeooo:rsid="001f5499"/>
    </style:style>
    <style:style style:name="T6" style:family="text">
      <style:text-properties officeooo:rsid="00230fa3"/>
    </style:style>
    <style:style style:name="T7" style:family="text">
      <style:text-properties fo:font-weight="bold" officeooo:rsid="00230fa3" style:font-weight-asian="bold" style:font-weight-complex="bold"/>
    </style:style>
    <style:style style:name="T8" style:family="text">
      <style:text-properties fo:font-weight="normal" officeooo:rsid="00230fa3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331ad7"/>
    </style:style>
    <style:style style:name="T12" style:family="text">
      <style:text-properties officeooo:rsid="002fc8a4"/>
    </style:style>
    <style:style style:name="T13" style:family="text">
      <style:text-properties fo:color="#808080" loext:opacity="100%" fo:font-style="italic" style:font-style-asian="italic" style:font-style-complex="italic"/>
    </style:style>
    <style:style style:name="T14" style:family="text">
      <style:text-properties officeooo:rsid="00305161"/>
    </style:style>
    <style:style style:name="T15" style:family="text">
      <style:text-properties fo:color="#808080" loext:opacity="100%" fo:font-style="italic" officeooo:rsid="00305161" style:font-style-asian="italic" style:font-style-complex="italic"/>
    </style:style>
    <style:style style:name="T16" style:family="text">
      <style:text-properties fo:font-weight="bold" officeooo:rsid="00316fa8" style:font-weight-asian="bold" style:font-weight-complex="bold"/>
    </style:style>
    <style:style style:name="T17" style:family="text">
      <style:text-properties fo:font-weight="bold" officeooo:rsid="0030d2d5" style:font-weight-asian="bold" style:font-weight-complex="bold"/>
    </style:style>
    <style:style style:name="T18" style:family="text">
      <style:text-properties officeooo:rsid="0030d2d5"/>
    </style:style>
    <style:style style:name="T19" style:family="text">
      <style:text-properties officeooo:rsid="0034d3fa"/>
    </style:style>
    <style:style style:name="T20" style:family="text">
      <style:text-properties officeooo:rsid="00351b16"/>
    </style:style>
    <style:style style:name="T21" style:family="text">
      <style:text-properties officeooo:rsid="0035c0f4"/>
    </style:style>
    <style:style style:name="T22" style:family="text">
      <style:text-properties officeooo:rsid="00369dc3"/>
    </style:style>
    <style:style style:name="T23" style:family="text">
      <style:text-properties officeooo:rsid="0037c574"/>
    </style:style>
    <style:style style:name="T24" style:family="text">
      <style:text-properties officeooo:rsid="003af1b3"/>
    </style:style>
    <style:style style:name="T25" style:family="text">
      <style:text-properties officeooo:rsid="003b5d0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e la Práctica 1 de Heurística y Optimización</text:p>
      <text:p text:style-name="Text_20_body"/>
      <text:p text:style-name="P2"/>
      <text:p text:style-name="P2"/>
      <text:h text:style-name="P3" text:outline-level="2">1. Introducción</text:h>
      <text:p text:style-name="P4"/>
      <text:p text:style-name="P5">En esta memoria se cubrirán los aspectos técnicos para la resolución de tres tareas de programación lineal para una empresa de autobuses. </text:p>
      <text:p text:style-name="P5"><text:line-break/>Para cada tarea, se explicará el modelo utilizado para resolver la tarea correspondiente, y se justificarán las d<text:span text:style-name="T1">ecisi</text:span>ones que se han tomado para construirlo.</text:p>
      <text:p text:style-name="P5"/>
      <text:h text:style-name="P6" text:outline-level="2">2. Modelos</text:h>
      <text:h text:style-name="P7" text:outline-level="3">2.1. Modelo básico en hoja de cálculo</text:h>
      <text:p text:style-name="P8">Este primer modelo se encarga de resolver una tarea de programación lineal (de aquí en adelante P.L) conocida como <text:span text:style-name="T2">problema de asignación</text:span>, en la que se tiene dispone de cinco autobuses y cinco talleres, y se quiere lograr <text:span text:style-name="T2">asignar cada bús a un taller</text:span>, minimizando la distancia total de los autobuses con los talleres.</text:p>
      <text:h text:style-name="Heading_20_4_20_Serif" text:outline-level="4" text:is-list-header="true">Modelado</text:h>
      <text:p text:style-name="P8">Para modelar este problema, se han definido los siguientes campos:</text:p>
      <text:h text:style-name="P9" text:outline-level="5">Variables <text:span text:style-name="T3">de decisión</text:span></text:h>
      <text:p text:style-name="P8">Como variables de decisión, hemos utilizado las siguientes variables binarias:</text:p>
      <text:p text:style-name="P10"><draw:frame draw:style-name="fr1" draw:name="Object3" text:anchor-type="as-char" svg:y="-0.379cm" svg:width="0.954cm" svg:height="0.534cm" draw:z-index="2"><draw:object xlink:href="./Object 3" xlink:type="simple" xlink:show="embed" xlink:actuate="onLoad"/><draw:image xlink:href="./ObjectReplacements/Object 3" xlink:type="simple" xlink:show="embed" xlink:actuate="onLoad"/></draw:frame><text:s/>si el taller <draw:frame draw:style-name="fr1" draw:name="Object4" text:anchor-type="as-char" svg:y="-0.379cm" svg:width="0.129cm" svg:height="0.471cm" draw:z-index="3"><draw:object xlink:href="./Object 4" xlink:type="simple" xlink:show="embed" xlink:actuate="onLoad"/><draw:image xlink:href="./ObjectReplacements/Object 4" xlink:type="simple" xlink:show="embed" xlink:actuate="onLoad"/></draw:frame><text:s/>recibe al autobús <draw:frame draw:style-name="fr1" draw:name="Object5" text:anchor-type="as-char" svg:y="-0.379cm" svg:width="0.198cm" svg:height="0.471cm" draw:z-index="4"><draw:object xlink:href="./Object 5" xlink:type="simple" xlink:show="embed" xlink:actuate="onLoad"/><draw:image xlink:href="./ObjectReplacements/Object 5" xlink:type="simple" xlink:show="embed" xlink:actuate="onLoad"/></draw:frame>; <draw:frame draw:style-name="fr1" draw:name="Object6" text:anchor-type="as-char" svg:y="-0.379cm" svg:width="0.224cm" svg:height="0.471cm" draw:z-index="5"><draw:object xlink:href="./Object 6" xlink:type="simple" xlink:show="embed" xlink:actuate="onLoad"/><draw:image xlink:href="./ObjectReplacements/Object 6" xlink:type="simple" xlink:show="embed" xlink:actuate="onLoad"/></draw:frame><text:s/>en caso contrario.</text:p>
      <text:h text:style-name="P9" text:outline-level="5" text:is-list-header="true">Restricciones</text:h>
      <text:p text:style-name="P11">- Un bus solamente puede estar asignado a un taller</text:p>
      <text:p text:style-name="P10"><draw:frame draw:style-name="fr1" draw:name="Object1" text:anchor-type="as-char" svg:y="-0.716cm" svg:width="2.125cm" svg:height="1.148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(Para todo taller, la suma de los buses asignados a él es 1)</text:span></text:p>
      <text:p text:style-name="P11">- Un taller tiene que recibir un autobús siempre</text:p>
      <text:p text:style-name="P11"><draw:frame draw:style-name="fr1" draw:name="Object2" text:anchor-type="as-char" svg:y="-0.716cm" svg:width="2.194cm" svg:height="1.148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(Para todo autobús, la suma de los talleres a los que está asignado es 1)</text:span></text:p>
      <text:p text:style-name="P12"/>
      <text:h text:style-name="P9" text:outline-level="5">Vector de recursos (<draw:frame draw:style-name="fr1" draw:name="Object14" text:anchor-type="as-char" svg:y="-0.379cm" svg:width="0.229cm" svg:height="0.471cm" draw:z-index="13"><draw:object xlink:href="./Object 14" xlink:type="simple" xlink:show="embed" xlink:actuate="onLoad"/><draw:image xlink:href="./ObjectReplacements/Object 14" xlink:type="simple" xlink:show="embed" xlink:actuate="onLoad"/></draw:frame>)</text:h>
      <text:p text:style-name="P13">Como vector de recursos tenemos la “disponibilidad” de cada taller y cada autobús</text:p>
      <text:p text:style-name="P13">Los primeros cinco elementos de b corresponden a los talleres; los demás, a los buses.</text:p>
      <text:p text:style-name="P14"><draw:frame draw:style-name="fr1" draw:name="Object7" text:anchor-type="as-char" svg:y="-0.379cm" svg:width="0.307cm" svg:height="0.534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5">= Número de autobuses que puede recibir el taller i <text:s/></text:span><text:span text:style-name="T5"><draw:frame draw:style-name="fr1" draw:name="Object9" text:anchor-type="as-char" svg:y="-0.379cm" svg:width="1.914cm" svg:height="0.49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5"><draw:frame draw:style-name="fr1" draw:name="Object8" text:anchor-type="as-char" svg:y="-0.379cm" svg:width="0.307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= Número de talleres a los que puede ir el bus i </text:span><text:span text:style-name="T5"><draw:frame draw:style-name="fr1" draw:name="Object10" text:anchor-type="as-char" svg:y="-0.379cm" svg:width="2.14cm" svg:height="0.49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h text:style-name="P9" text:outline-level="5">Matriz de coeficientes tecnológicos (<draw:frame draw:style-name="fr1" draw:name="Object15" text:anchor-type="as-char" svg:y="-0.379cm" svg:width="0.215cm" svg:height="0.471cm" draw:z-index="14"><draw:object xlink:href="./Object 15" xlink:type="simple" xlink:show="embed" xlink:actuate="onLoad"/><draw:image xlink:href="./ObjectReplacements/Object 15" xlink:type="simple" xlink:show="embed" xlink:actuate="onLoad"/></draw:frame>)</text:h>
      <text:p text:style-name="P16">Contiene las distancias de cada taller con cada autobús.</text:p>
      <text:p text:style-name="P16"><draw:frame draw:style-name="fr1" draw:name="Object11" text:anchor-type="as-char" svg:y="-0.379cm" svg:width="0.526cm" svg:height="0.534cm" draw:z-index="10"><draw:object xlink:href="./Object 11" xlink:type="simple" xlink:show="embed" xlink:actuate="onLoad"/><draw:image xlink:href="./ObjectReplacements/Object 11" xlink:type="simple" xlink:show="embed" xlink:actuate="onLoad"/></draw:frame><text:s/>Distancia entre el taller <draw:frame draw:style-name="fr1" draw:name="Object13" text:anchor-type="as-char" svg:y="-0.379cm" svg:width="0.129cm" svg:height="0.471cm" draw:z-index="12"><draw:object xlink:href="./Object 13" xlink:type="simple" xlink:show="embed" xlink:actuate="onLoad"/><draw:image xlink:href="./ObjectReplacements/Object 13" xlink:type="simple" xlink:show="embed" xlink:actuate="onLoad"/></draw:frame><text:s/>y el autobús <draw:frame draw:style-name="fr1" draw:name="Object12" text:anchor-type="as-char" svg:y="-0.379cm" svg:width="0.198cm" svg:height="0.471cm" draw:z-index="11"><draw:object xlink:href="./Object 12" xlink:type="simple" xlink:show="embed" xlink:actuate="onLoad"/><draw:image xlink:href="./ObjectReplacements/Object 12" xlink:type="simple" xlink:show="embed" xlink:actuate="onLoad"/></draw:frame></text:p>
      <text:h text:style-name="Heading_20_5_20_Serif" text:outline-level="5" text:is-list-header="true">Función objetivo (<draw:frame draw:style-name="fr1" draw:name="Object16" text:anchor-type="as-char" svg:y="-0.379cm" svg:width="0.21cm" svg:height="0.471cm" draw:z-index="15"><draw:object xlink:href="./Object 16" xlink:type="simple" xlink:show="embed" xlink:actuate="onLoad"/><draw:image xlink:href="./ObjectReplacements/Object 16" xlink:type="simple" xlink:show="embed" xlink:actuate="onLoad"/></draw:frame>)</text:h>
      <text:p text:style-name="P17">Se quiere minimizar la distancia total entre los talleres y los buses</text:p>
      <text:p text:style-name="P17"><draw:frame draw:style-name="fr1" draw:name="Object17" text:anchor-type="as-char" svg:y="-0.716cm" svg:width="3.353cm" svg:height="1.14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/>
      <text:p text:style-name="P18">Para implementar este modelo en una hoja de cálculo, se ha usado un documento de LibreOffice Calc, y se ha conseguido resolver el problema planteado con el solver integrado que el programa ofrece.</text:p>
      <text:h text:style-name="P19" text:outline-level="3">Análisis de resultados</text:h>
      <text:p text:style-name="P20">La solución óptima para esta tarea de P.L. es <text:span text:style-name="T2">573</text:span><text:span text:style-name="T1">. Esto significa que la distancia total mínima que tiene que ser recorrida por los autobuses es de 573 unidades métricas. </text:span></text:p>
      <text:p text:style-name="P21">En cuanto a las asignaciones, observamos que:</text:p>
      <text:list text:style-name="L1">
        <text:list-item>
          <text:p text:style-name="P22">Al taller <draw:frame draw:style-name="fr1" draw:name="Object19" text:anchor-type="as-char" svg:y="-0.379cm" svg:width="0.407cm" svg:height="0.471cm" draw:z-index="18"><draw:object xlink:href="./Object 19" xlink:type="simple" xlink:show="embed" xlink:actuate="onLoad"/><draw:image xlink:href="./ObjectReplacements/Object 19" xlink:type="simple" xlink:show="embed" xlink:actuate="onLoad"/></draw:frame><text:s/>se le asigna el bus <draw:frame draw:style-name="fr1" draw:name="Object20" text:anchor-type="as-char" svg:y="-0.379cm" svg:width="0.485cm" svg:height="0.471cm" draw:z-index="19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2">Al taller <draw:frame draw:style-name="fr1" draw:name="Object21" text:anchor-type="as-char" svg:y="-0.379cm" svg:width="0.411cm" svg:height="0.47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se le asigna el bus <draw:frame draw:style-name="fr1" draw:name="Object22" text:anchor-type="as-char" svg:y="-0.379cm" svg:width="0.489cm" svg:height="0.47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22">Al taller <draw:frame draw:style-name="fr1" draw:name="Object23" text:anchor-type="as-char" svg:y="-0.379cm" svg:width="0.416cm" svg:height="0.471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s/>se le asigna el bus <draw:frame draw:style-name="fr1" draw:name="Object24" text:anchor-type="as-char" svg:y="-0.379cm" svg:width="0.49cm" svg:height="0.47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  <text:list-item>
          <text:p text:style-name="P22">Al taller <draw:frame draw:style-name="fr1" draw:name="Object25" text:anchor-type="as-char" svg:y="-0.379cm" svg:width="0.439cm" svg:height="0.47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se le asigna el bus <draw:frame draw:style-name="fr1" draw:name="Object26" text:anchor-type="as-char" svg:y="-0.379cm" svg:width="0.513cm" svg:height="0.47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22">Al taller <draw:frame draw:style-name="fr1" draw:name="Object27" text:anchor-type="as-char" svg:y="-0.379cm" svg:width="0.415cm" svg:height="0.47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/>se le asigna el bus <draw:frame draw:style-name="fr1" draw:name="Object28" text:anchor-type="as-char" svg:y="-0.379cm" svg:width="0.482cm" svg:height="0.471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</text:list-item>
      </text:list>
      <text:p text:style-name="P23"/>
      <text:h text:style-name="Heading_20_3_20_Serif" text:outline-level="3" text:is-list-header="true"><text:soft-page-break/>2.2. Modelado en GLPK</text:h>
      <text:p text:style-name="P18">Una vez hemos definido el <text:span text:style-name="T6">modelo para un problema particular, generalizarlo es tarea fácil.<text:line-break/>Simplemente tenemos que dejar de utilizar las dimensiones fijas (</text:span><text:span text:style-name="T6"><draw:frame draw:style-name="fr1" draw:name="Object18" text:anchor-type="as-char" svg:y="-0.379cm" svg:width="0.796cm" svg:height="0.47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6">) que se nos propusieron para el anterior ejercicio, y con esto tendremos un modelo que resuelve este tipo tareas de P.L. para </text:span><text:span text:style-name="T7">cualquier número de autobuses y talleres </text:span><text:span text:style-name="T8">(no negativo).</text:span></text:p>
      <text:p text:style-name="P24"/>
      <text:p text:style-name="P25">Para las siguientes tareas no vamos a utilizar LibreOffice Calc, sino GLPK: un solver de tareas de P.L.<text:line-break/>Crearemos un archivo .<text:span text:style-name="T9">mod </text:span>con el modelo que GLPK usará, y un script de <text:span text:style-name="T9">Python</text:span><text:span text:style-name="T10"> que se encargue de generar un archivo de datos </text:span><text:span text:style-name="T9">.dat </text:span><text:span text:style-name="T10">que GLPK entienda, <text:s/>a partir de un fichero de entrada con una organización específica.</text:span></text:p>
      <text:p text:style-name="P26"/>
      <text:h text:style-name="Heading_20_3_20_Serif" text:outline-level="3" text:is-list-header="true">2.2.1. Minimización del impacto de averías</text:h>
      <text:p text:style-name="P27">Este problema se puede dividir en dos <text:span text:style-name="T9">subproblemas</text:span><text:span text:style-name="T10">: en el primero queremos minimizar el coste total de asignar ciertos buses a ciertos talleres, y en el segundo queremos minimizar el coste total que supone dejar buses sin asignar. </text:span></text:p>
      <text:p text:style-name="P28">Nosotros, sin embargo, hemos optado por unir esos subproblemas en una única tarea de P.L.,, con una única función objetivo.</text:p>
      <text:h text:style-name="Heading_20_4_20_Serif" text:outline-level="4" text:is-list-header="true">Modelado</text:h>
      <text:p text:style-name="P29">Para modelar el problema, se definen estos campos:</text:p>
      <text:p text:style-name="P29"/>
      <text:h text:style-name="Heading_20_5_20_Serif" text:outline-level="5" text:is-list-header="true">Variables de decisión</text:h>
      <text:p text:style-name="P30">Hemos modelado una variable binaria para las asignaciones de un autobús a una franja.</text:p>
      <text:p text:style-name="P30"><draw:frame draw:style-name="fr1" draw:name="Object29" text:anchor-type="as-char" svg:y="-0.379cm" svg:width="0.954cm" svg:height="0.534cm" draw:z-index="28"><draw:object xlink:href="./Object 29" xlink:type="simple" xlink:show="embed" xlink:actuate="onLoad"/><draw:image xlink:href="./ObjectReplacements/Object 29" xlink:type="simple" xlink:show="embed" xlink:actuate="onLoad"/></draw:frame><text:s/>si el autobús <draw:frame draw:style-name="fr1" draw:name="Object31" text:anchor-type="as-char" svg:y="-0.379cm" svg:width="0.129cm" svg:height="0.471cm" draw:z-index="30"><draw:object xlink:href="./Object 31" xlink:type="simple" xlink:show="embed" xlink:actuate="onLoad"/><draw:image xlink:href="./ObjectReplacements/Object 31" xlink:type="simple" xlink:show="embed" xlink:actuate="onLoad"/></draw:frame><text:s/>está asignado a la franja <draw:frame draw:style-name="fr1" draw:name="Object30" text:anchor-type="as-char" svg:y="-0.379cm" svg:width="0.198cm" svg:height="0.471cm" draw:z-index="29"><draw:object xlink:href="./Object 30" xlink:type="simple" xlink:show="embed" xlink:actuate="onLoad"/><draw:image xlink:href="./ObjectReplacements/Object 30" xlink:type="simple" xlink:show="embed" xlink:actuate="onLoad"/></draw:frame>; <draw:frame draw:style-name="fr1" draw:name="Object32" text:anchor-type="as-char" svg:y="-0.379cm" svg:width="0.224cm" svg:height="0.471cm" draw:z-index="31"><draw:object xlink:href="./Object 32" xlink:type="simple" xlink:show="embed" xlink:actuate="onLoad"/><draw:image xlink:href="./ObjectReplacements/Object 32" xlink:type="simple" xlink:show="embed" xlink:actuate="onLoad"/></draw:frame><text:s/>si no lo está.</text:p>
      <text:p text:style-name="P30"/>
      <text:h text:style-name="Heading_20_5_20_Serif" text:outline-level="5" text:is-list-header="true">Parámetros</text:h>
      <text:list text:style-name="L2">
        <text:list-item>
          <text:p text:style-name="P31"><draw:frame draw:style-name="fr1" draw:name="Object33" text:anchor-type="as-char" svg:y="-0.379cm" svg:width="0.377cm" svg:height="0.534cm" draw:z-index="32"><draw:object xlink:href="./Object 33" xlink:type="simple" xlink:show="embed" xlink:actuate="onLoad"/><draw:image xlink:href="./ObjectReplacements/Object 33" xlink:type="simple" xlink:show="embed" xlink:actuate="onLoad"/></draw:frame>: €/km a asumir si un bus ha sido asignado a un taller. (Constante <text:span text:style-name="T11">no negativa</text:span>)</text:p>
        </text:list-item>
        <text:list-item>
          <text:p text:style-name="P31"><draw:frame draw:style-name="fr1" draw:name="Object34" text:anchor-type="as-char" svg:y="-0.379cm" svg:width="0.392cm" svg:height="0.534cm" draw:z-index="33"><draw:object xlink:href="./Object 34" xlink:type="simple" xlink:show="embed" xlink:actuate="onLoad"/><draw:image xlink:href="./ObjectReplacements/Object 34" xlink:type="simple" xlink:show="embed" xlink:actuate="onLoad"/></draw:frame>: €/pasajero a asumir si un bus no ha sido asignado a un taller. (Constante <text:span text:style-name="T11">no negativa</text:span>)</text:p>
        </text:list-item>
        <text:list-item>
          <text:p text:style-name="P31"><draw:frame draw:style-name="fr1" draw:name="Object35" text:anchor-type="as-char" svg:y="-0.379cm" svg:width="0.323cm" svg:height="0.534cm" draw:z-index="34"><draw:object xlink:href="./Object 35" xlink:type="simple" xlink:show="embed" xlink:actuate="onLoad"/><draw:image xlink:href="./ObjectReplacements/Object 35" xlink:type="simple" xlink:show="embed" xlink:actuate="onLoad"/></draw:frame>: Distancia <text:span text:style-name="T12">(en km) e</text:span>ntre el bus <draw:frame draw:style-name="fr1" draw:name="Object36" text:anchor-type="as-char" svg:y="-0.379cm" svg:width="0.129cm" svg:height="0.471cm" draw:z-index="35"><draw:object xlink:href="./Object 36" xlink:type="simple" xlink:show="embed" xlink:actuate="onLoad"/><draw:image xlink:href="./ObjectReplacements/Object 36" xlink:type="simple" xlink:show="embed" xlink:actuate="onLoad"/></draw:frame><text:s/>y el taller.</text:p>
        </text:list-item>
        <text:list-item>
          <text:p text:style-name="P31"><draw:frame draw:style-name="fr1" draw:name="Object37" text:anchor-type="as-char" svg:y="-0.379cm" svg:width="0.347cm" svg:height="0.534cm" draw:z-index="36"><draw:object xlink:href="./Object 37" xlink:type="simple" xlink:show="embed" xlink:actuate="onLoad"/><draw:image xlink:href="./ObjectReplacements/Object 37" xlink:type="simple" xlink:show="embed" xlink:actuate="onLoad"/></draw:frame>: Pasajeros que lleva el bus <draw:frame draw:style-name="fr1" draw:name="Object38" text:anchor-type="as-char" svg:y="-0.379cm" svg:width="0.129cm" svg:height="0.471cm" draw:z-index="37"><draw:object xlink:href="./Object 38" xlink:type="simple" xlink:show="embed" xlink:actuate="onLoad"/><draw:image xlink:href="./ObjectReplacements/Object 38" xlink:type="simple" xlink:show="embed" xlink:actuate="onLoad"/></draw:frame>.</text:p>
        </text:list-item>
      </text:list>
      <text:p text:style-name="P32"/>
      <text:h text:style-name="P33" text:outline-level="5" text:is-list-header="true">Restricciones</text:h>
      <text:p text:style-name="P32">Un autobús solo puede estar asignado a una franja</text:p>
      <text:p text:style-name="P32"><draw:frame draw:style-name="fr1" draw:name="Object39" text:anchor-type="as-char" svg:y="-0.716cm" svg:width="2.194cm" svg:height="1.148cm" draw:z-index="38"><draw:object xlink:href="./Object 39" xlink:type="simple" xlink:show="embed" xlink:actuate="onLoad"/><draw:image xlink:href="./ObjectReplacements/Object 39" xlink:type="simple" xlink:show="embed" xlink:actuate="onLoad"/></draw:frame><text:s/><text:span text:style-name="T13">(Para cada franja, la suma de los autobuses asignados a ella es, como mucho, 1)</text:span></text:p>
      <text:p text:style-name="P34"><text:span text:style-name="T14"><draw:frame draw:style-name="fr1" draw:name="Object40" text:anchor-type="as-char" svg:y="-0.716cm" svg:width="2.125cm" svg:height="1.148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14"><text:s/></text:span><text:span text:style-name="T15">(Para cada bus, la suma de las franjas a las que está asignado es, como mucho, 1)</text:span></text:p>
      <text:p text:style-name="P35"/>
      <text:h text:style-name="Heading_20_5_20_Serif" text:outline-level="5" text:is-list-header="true">Función objetivo</text:h>
      <text:p text:style-name="P32">Se quiere minimizar el <text:span text:style-name="T2">coste total que supone</text:span><text:span text:style-name="T16">n los autobuses</text:span>, esté este asignado (en cuyo caso se aplicará el coste por asignar), o no (en cuyo caso se aplicará el coste por no haberlo asignado).</text:p>
      <text:p text:style-name="P32"><draw:frame draw:style-name="fr1" draw:name="Object41" text:anchor-type="as-char" svg:y="-0.716cm" svg:width="7.35cm" svg:height="1.148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36">Desglosando la función objetivo, podemos ver los dos subproblemas mencionados inicialmente:</text:p>
      <text:list text:style-name="L3">
        <text:list-item>
          <text:p text:style-name="P37"><text:span text:style-name="T2">Autobuses asignados</text:span> <draw:frame draw:style-name="fr1" draw:name="Object42" text:anchor-type="as-char" svg:y="-0.716cm" svg:width="2.812cm" svg:height="1.148cm" draw:z-index="41"><draw:object xlink:href="./Object 42" xlink:type="simple" xlink:show="embed" xlink:actuate="onLoad"/><draw:image xlink:href="./ObjectReplacements/Object 42" xlink:type="simple" xlink:show="embed" xlink:actuate="onLoad"/></draw:frame>: Se aplica el coste por kilómetro (<draw:frame draw:style-name="fr1" draw:name="Object45" text:anchor-type="as-char" svg:y="-0.379cm" svg:width="0.838cm" svg:height="0.534cm" draw:z-index="44"><draw:object xlink:href="./Object 45" xlink:type="simple" xlink:show="embed" xlink:actuate="onLoad"/><draw:image xlink:href="./ObjectReplacements/Object 45" xlink:type="simple" xlink:show="embed" xlink:actuate="onLoad"/></draw:frame>)</text:p>
        </text:list-item>
        <text:list-item>
          <text:p text:style-name="P38"><text:span text:style-name="T17">Autobuses sin asignar</text:span><text:span text:style-name="T18"> </text:span><text:span text:style-name="T18"><draw:frame draw:style-name="fr1" draw:name="Object43" text:anchor-type="as-char" svg:y="-0.716cm" svg:width="3.625cm" svg:height="1.148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18">: Se aplica el coste por pasajero (</text:span><text:span text:style-name="T18"><draw:frame draw:style-name="fr1" draw:name="Object44" text:anchor-type="as-char" svg:y="-0.379cm" svg:width="0.877cm" svg:height="0.534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19">)</text:span></text:p>
          <text:list>
            <text:list-item>
              <text:p text:style-name="P39"><text:span text:style-name="T20">Para conseguir </text:span><text:span text:style-name="T21">el </text:span><text:span text:style-name="T20">número de autobuses sin asignar, aprovechamos la variable binaria de asignación </text:span><text:span text:style-name="T20"><draw:frame draw:style-name="fr1" draw:name="Object46" text:anchor-type="as-char" svg:y="-0.379cm" svg:width="0.385cm" svg:height="0.534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0"><text:s/>y, para cada autobús </text:span><text:span text:style-name="T20"><draw:frame draw:style-name="fr1" draw:name="Object47" text:anchor-type="as-char" svg:y="-0.379cm" svg:width="0.129cm" svg:height="0.471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20">, utilizamos </text:span><text:span text:style-name="T20"><draw:frame draw:style-name="fr1" draw:name="Object48" text:anchor-type="as-char" svg:y="-0.716cm" svg:width="0.954cm" svg:height="1.14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20"><text:s/>como “indicador de si ha sido asignado”. </text:span><text:span text:style-name="T22">Por ello, utilizamos la negación de la variable binaria <text:s/></text:span><text:span text:style-name="T22"><draw:frame draw:style-name="fr1" draw:name="Object49" text:anchor-type="as-char" svg:y="-0.388cm" svg:width="1.214cm" svg:height="0.512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22"><text:s/>para solo aplicar el coste </text:span><text:span text:style-name="T23">por pasajero(</text:span><text:span text:style-name="T22"><draw:frame draw:style-name="fr1" draw:name="Object50" text:anchor-type="as-char" svg:y="-0.379cm" svg:width="0.863cm" svg:height="0.534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23">)</text:span><text:span text:style-name="T22"> a aquellos buses que no han sido asignados.</text:span></text:p>
            </text:list-item>
          </text:list>
        </text:list-item>
      </text:list>
      <text:h text:style-name="Heading_20_3_20_Serif" text:outline-level="3" text:is-list-header="true"/>
      <text:h text:style-name="Heading_20_3_20_Serif" text:outline-level="3" text:is-list-header="true"/>
      <text:h text:style-name="P40" text:outline-level="3" text:is-list-header="true"><text:span text:style-name="T24">Análisis de resultados</text:span></text:h>
      <text:p text:style-name="Text_20_body"><text:span text:style-name="T25">···</text:span><text:line-break/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_20_Serif" style:display-name="Heading 3 Serif" style:family="paragraph" style:parent-style-name="Heading_20_3"/>
    <style:style style:name="Heading_20_4_20_Serif" style:display-name="Heading 4 Serif" style:family="paragraph" style:parent-style-name="Heading_20_4">
      <style:text-properties style:font-name="Liberation Serif" fo:font-family="'Liberation Serif'" style:font-family-generic="roman" style:font-pitch="variable"/>
    </style:style>
    <style:style style:name="Heading_20_5_20_Serif" style:display-name="Heading 5 Serif" style:family="paragraph" style:parent-style-name="Heading_20_5">
      <style:text-properties style:font-name="Liberation Serif" fo:font-family="'Liberation Serif'" style:font-family-generic="roman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font-size="10pt" officeooo:rsid="00153f70" officeooo:paragraph-rsid="00153f70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start" style:justify-single-word="false"/>
      <style:text-properties officeooo:rsid="001381f9" officeooo:paragraph-rsid="0011e2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-top="1cm" fo:padding-bottom="0cm" fo:padding-left="0cm" fo:padding-right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Ernesto González, Héctor Fuertes</text:p>
            </table:table-cell>
            <table:table-cell table:style-name="Table1.A1" office:value-type="string">
              <text:p text:style-name="MP2"><text:page-number text:select-page="current">6</text:page-number>/<text:page-count>6</text:page-count></text:p>
            </table:table-cell>
            <table:table-cell table:style-name="Table1.A1" office:value-type="string">
              <text:p text:style-name="MP1">Práctica 1 Heurística y Optimización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0:28:08.527819498</meta:creation-date>
    <meta:generator>LibreOffice/25.2.6.2$Linux_X86_64 LibreOffice_project/520$Build-2</meta:generator>
    <dc:date>2025-10-27T13:18:50.352493319</dc:date>
    <meta:editing-duration>PT2H5M5S</meta:editing-duration>
    <meta:editing-cycles>35</meta:editing-cycles>
    <meta:document-statistic meta:table-count="1" meta:image-count="0" meta:object-count="50" meta:page-count="6" meta:paragraph-count="69" meta:word-count="857" meta:character-count="4925" meta:non-whitespace-character-count="4110"/>
  </office:meta>
</office:document-meta>
</file>

<file path=Object 1/content.xml><?xml version="1.0" encoding="utf-8"?>
<math xmlns="http://www.w3.org/1998/Math/MathML" display="block">
  <semantics>
    <mrow>
      <mo stretchy="false">∀</mo>
      <mi>i</mi>
      <mrow>
        <mrow>
          <munderover>
            <mo stretchy="false">∑</mo>
            <mrow>
              <mi>j</mi>
              <mo stretchy="false">=</mo>
              <mn>1</mn>
            </mrow>
            <mn>5</mn>
          </munderover>
          <msub>
            <mi>x</mi>
            <mi mathvariant="italic">ij</mi>
          </msub>
        </mrow>
        <mo stretchy="false">=</mo>
        <mn>1</mn>
      </mrow>
    </mrow>
    <annotation encoding="StarMath 5.0">forall i sum from{j=1} to{5} x_ij = 1</annotation>
  </semantics>
</math>
</file>

<file path=Object 10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6</mn>
      <mi>,</mi>
      <mn>10</mn>
      <mo stretchy="false">}</mo>
    </mrow>
    <annotation encoding="StarMath 5.0">forall i in \{6, 10\} </annotation>
  </semantics>
</math>
</file>

<file path=Object 11/content.xml><?xml version="1.0" encoding="utf-8"?>
<math xmlns="http://www.w3.org/1998/Math/MathML" display="block">
  <semantics>
    <mrow>
      <msub>
        <mi>c</mi>
        <mi mathvariant="italic">ij</mi>
      </msub>
      <mi mathvariant="normal">:</mi>
    </mrow>
    <annotation encoding="StarMath 5.0">c_ij:</annotation>
  </semantics>
</math>
</file>

<file path=Object 12/content.xml><?xml version="1.0" encoding="utf-8"?>
<math xmlns="http://www.w3.org/1998/Math/MathML" display="block">
  <semantics>
    <mi>j</mi>
    <annotation encoding="StarMath 5.0">j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i>z</mi>
    <annotation encoding="StarMath 5.0">z
</annotation>
  </semantics>
</math>
</file>

<file path=Object 17/content.xml><?xml version="1.0" encoding="utf-8"?>
<math xmlns="http://www.w3.org/1998/Math/MathML" display="block">
  <semantics>
    <mrow>
      <mi mathvariant="italic">min</mi>
      <mrow>
        <mi>z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5</mn>
              </munderover>
              <msub>
                <mi>x</mi>
                <mi mathvariant="italic">ij</mi>
              </msub>
            </mrow>
          </mrow>
          <mo stretchy="false">⋅</mo>
          <mi mathvariant="italic">cij</mi>
        </mrow>
      </mrow>
    </mrow>
    <annotation encoding="StarMath 5.0">min z = sum from{i=1} to{5} sum from {j=1} to {5} x_ij  cdot cij</annotation>
  </semantics>
</math>
</file>

<file path=Object 18/content.xml><?xml version="1.0" encoding="utf-8"?>
<math xmlns="http://www.w3.org/1998/Math/MathML" display="block">
  <semantics>
    <mrow>
      <mn>5</mn>
      <mo stretchy="false">×</mo>
      <mn>5</mn>
    </mrow>
    <annotation encoding="StarMath 5.0">5 times 5</annotation>
  </semantics>
</math>
</file>

<file path=Object 19/content.xml><?xml version="1.0" encoding="utf-8"?>
<math xmlns="http://www.w3.org/1998/Math/MathML" display="block">
  <semantics>
    <mrow>
      <mi>t</mi>
      <mn>1</mn>
    </mrow>
    <annotation encoding="StarMath 5.0">t1</annotation>
  </semantics>
</math>
</file>

<file path=Object 2/content.xml><?xml version="1.0" encoding="utf-8"?>
<math xmlns="http://www.w3.org/1998/Math/MathML" display="block">
  <semantics>
    <mrow>
      <mo stretchy="false">∀</mo>
      <mi>j</mi>
      <mrow>
        <mrow>
          <munderover>
            <mo stretchy="false">∑</mo>
            <mrow>
              <mi>i</mi>
              <mo stretchy="false">=</mo>
              <mn>1</mn>
            </mrow>
            <mn>5</mn>
          </munderover>
          <msub>
            <mi>x</mi>
            <mi mathvariant="italic">ij</mi>
          </msub>
        </mrow>
        <mo stretchy="false">=</mo>
        <mn>1</mn>
      </mrow>
    </mrow>
    <annotation encoding="StarMath 5.0">forall j sum from{i=1} to{5} x_ij = 1</annotation>
  </semantics>
</math>
</file>

<file path=Object 20/content.xml><?xml version="1.0" encoding="utf-8"?>
<math xmlns="http://www.w3.org/1998/Math/MathML" display="block">
  <semantics>
    <mrow>
      <mi>a</mi>
      <mn>2</mn>
    </mrow>
    <annotation encoding="StarMath 5.0">a2</annotation>
  </semantics>
</math>
</file>

<file path=Object 21/content.xml><?xml version="1.0" encoding="utf-8"?>
<math xmlns="http://www.w3.org/1998/Math/MathML" display="block">
  <semantics>
    <mrow>
      <mi>t</mi>
      <mn>2</mn>
    </mrow>
    <annotation encoding="StarMath 5.0">t2</annotation>
  </semantics>
</math>
</file>

<file path=Object 22/content.xml><?xml version="1.0" encoding="utf-8"?>
<math xmlns="http://www.w3.org/1998/Math/MathML" display="block">
  <semantics>
    <mrow>
      <mi>a</mi>
      <mn>5</mn>
    </mrow>
    <annotation encoding="StarMath 5.0">a5
</annotation>
  </semantics>
</math>
</file>

<file path=Object 23/content.xml><?xml version="1.0" encoding="utf-8"?>
<math xmlns="http://www.w3.org/1998/Math/MathML" display="block">
  <semantics>
    <mrow>
      <mi>t</mi>
      <mn>3</mn>
    </mrow>
    <annotation encoding="StarMath 5.0">t3
</annotation>
  </semantics>
</math>
</file>

<file path=Object 24/content.xml><?xml version="1.0" encoding="utf-8"?>
<math xmlns="http://www.w3.org/1998/Math/MathML" display="block">
  <semantics>
    <mrow>
      <mi>a</mi>
      <mn>3</mn>
    </mrow>
    <annotation encoding="StarMath 5.0">a3</annotation>
  </semantics>
</math>
</file>

<file path=Object 25/content.xml><?xml version="1.0" encoding="utf-8"?>
<math xmlns="http://www.w3.org/1998/Math/MathML" display="block">
  <semantics>
    <mrow>
      <mi>t</mi>
      <mn>4</mn>
    </mrow>
    <annotation encoding="StarMath 5.0">t4
</annotation>
  </semantics>
</math>
</file>

<file path=Object 26/content.xml><?xml version="1.0" encoding="utf-8"?>
<math xmlns="http://www.w3.org/1998/Math/MathML" display="block">
  <semantics>
    <mrow>
      <mi>a</mi>
      <mn>4</mn>
    </mrow>
    <annotation encoding="StarMath 5.0">a4</annotation>
  </semantics>
</math>
</file>

<file path=Object 27/content.xml><?xml version="1.0" encoding="utf-8"?>
<math xmlns="http://www.w3.org/1998/Math/MathML" display="block">
  <semantics>
    <mrow>
      <mi>t</mi>
      <mn>5</mn>
    </mrow>
    <annotation encoding="StarMath 5.0">t5</annotation>
  </semantics>
</math>
</file>

<file path=Object 28/content.xml><?xml version="1.0" encoding="utf-8"?>
<math xmlns="http://www.w3.org/1998/Math/MathML" display="block">
  <semantics>
    <mrow>
      <mi>a</mi>
      <mn>1</mn>
    </mrow>
    <annotation encoding="StarMath 5.0">a1</annotation>
  </semantics>
</math>
</file>

<file path=Object 29/content.xml><?xml version="1.0" encoding="utf-8"?>
<math xmlns="http://www.w3.org/1998/Math/MathML" display="block">
  <semantics>
    <mrow>
      <msub>
        <mi>x</mi>
        <mi mathvariant="italic">ij</mi>
      </msub>
      <mo stretchy="false">=</mo>
      <mn>1</mn>
    </mrow>
    <annotation encoding="StarMath 5.0">x_ij = 1</annotation>
  </semantics>
</math>
</file>

<file path=Object 3/content.xml><?xml version="1.0" encoding="utf-8"?>
<math xmlns="http://www.w3.org/1998/Math/MathML" display="block">
  <semantics>
    <mrow>
      <msub>
        <mi>x</mi>
        <mi mathvariant="italic">ij</mi>
      </msub>
      <mo stretchy="false">=</mo>
      <mn>1</mn>
    </mrow>
    <annotation encoding="StarMath 5.0">x_ij = 1 </annotation>
  </semantics>
</math>
</file>

<file path=Object 30/content.xml><?xml version="1.0" encoding="utf-8"?>
<math xmlns="http://www.w3.org/1998/Math/MathML" display="block">
  <semantics>
    <mi>j</mi>
    <annotation encoding="StarMath 5.0">j</annotation>
  </semantics>
</math>
</file>

<file path=Object 31/content.xml><?xml version="1.0" encoding="utf-8"?>
<math xmlns="http://www.w3.org/1998/Math/MathML" display="block">
  <semantics>
    <mi>i</mi>
    <annotation encoding="StarMath 5.0">i</annotation>
  </semantics>
</math>
</file>

<file path=Object 32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sub>
      <mi>k</mi>
      <mi>d</mi>
    </msub>
    <annotation encoding="StarMath 5.0">k_d</annotation>
  </semantics>
</math>
</file>

<file path=Object 34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35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8/content.xml><?xml version="1.0" encoding="utf-8"?>
<math xmlns="http://www.w3.org/1998/Math/MathML" display="block">
  <semantics>
    <mi>i</mi>
    <annotation encoding="StarMath 5.0">i</annotation>
  </semantics>
</math>
</file>

<file path=Object 39/content.xml><?xml version="1.0" encoding="utf-8"?>
<math xmlns="http://www.w3.org/1998/Math/MathML" display="block">
  <semantics>
    <mrow>
      <mo stretchy="false">∀</mo>
      <mi>j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 mathvariant="italic">ij</mi>
          </msub>
        </mrow>
        <mo stretchy="false">≤</mo>
        <mn>1</mn>
      </mrow>
    </mrow>
    <annotation encoding="StarMath 5.0">forall j sum from i=1 to n x_ij &lt;= 1</annotation>
  </semantics>
</math>
</file>

<file path=Object 4/content.xml><?xml version="1.0" encoding="utf-8"?>
<math xmlns="http://www.w3.org/1998/Math/MathML" display="block">
  <semantics>
    <mi>i</mi>
    <annotation encoding="StarMath 5.0">i</annotation>
  </semantics>
</math>
</file>

<file path=Object 40/content.xml><?xml version="1.0" encoding="utf-8"?>
<math xmlns="http://www.w3.org/1998/Math/MathML" display="block">
  <semantics>
    <mrow>
      <mo stretchy="false">∀</mo>
      <mi>i</mi>
      <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x</mi>
            <mi mathvariant="italic">ij</mi>
          </msub>
        </mrow>
        <mo stretchy="false">≤</mo>
        <mn>1</mn>
      </mrow>
    </mrow>
    <annotation encoding="StarMath 5.0">forall i sum from j=1 to m x_ij &lt;= 1</annotation>
  </semantics>
</math>
</file>

<file path=Object 41/content.xml><?xml version="1.0" encoding="utf-8"?>
<math xmlns="http://www.w3.org/1998/Math/MathML" display="block">
  <semantics>
    <mrow>
      <mi mathvariant="italic">min</mi>
      <mrow>
        <mi>z</mi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k</mi>
                  <mi>d</mi>
                </msub>
              </mrow>
            </mrow>
            <mo stretchy="false">⋅</mo>
            <msub>
              <mi>d</mi>
              <mi>i</mi>
            </msub>
            <mo stretchy="false">⋅</mo>
            <msub>
              <mi>x</mi>
              <mi mathvariant="italic">ij</mi>
            </msub>
          </mrow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form="prefix" stretchy="false">(</mo>
              <mrow>
                <mrow>
                  <mrow>
                    <mn>1</mn>
                    <mo stretchy="false">−</mo>
                    <mrow>
                      <msub>
                        <mi>k</mi>
                        <mi>p</mi>
                      </msub>
                      <mo stretchy="false">⋅</mo>
                      <msub>
                        <mi>p</mi>
                        <mi>i</mi>
                      </msub>
                    </mrow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i mathvariant="italic">ij</mi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min z = sum from i = 1 to m sum from j=1 to n k_d cdot d_i cdot x_ij + sum from i=1 to m (1-k_p cdot p_i sum from j=1 to n x_ij)</annotation>
  </semantics>
</math>
</file>

<file path=Object 42/content.xml><?xml version="1.0" encoding="utf-8"?>
<math xmlns="http://www.w3.org/1998/Math/MathML" display="block">
  <semantics>
    <mrow>
      <mo fence="true" form="prefix" stretchy="false">(</mo>
      <mrow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k</mi>
                <mi>d</mi>
              </msub>
            </mrow>
          </mrow>
          <mo stretchy="false">⋅</mo>
          <msub>
            <mi>d</mi>
            <mi>i</mi>
          </msub>
          <mo stretchy="false">⋅</mo>
          <msub>
            <mi>x</mi>
            <mi mathvariant="italic">ij</mi>
          </msub>
        </mrow>
      </mrow>
      <mo fence="true" form="postfix" stretchy="false">)</mo>
    </mrow>
    <annotation encoding="StarMath 5.0">(sum from i = 1 to m sum from j=1 to n k_d cdot d_i cdot x_ij )</annotation>
  </semantics>
</math>
</file>

<file path=Object 43/content.xml><?xml version="1.0" encoding="utf-8"?>
<math xmlns="http://www.w3.org/1998/Math/MathML" display="block">
  <semantics>
    <mrow>
      <mo fence="true" form="prefix" stretchy="false">(</mo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o fence="true" form="prefix" stretchy="false">(</mo>
            <mrow>
              <mrow>
                <mrow>
                  <mn>1</mn>
                  <mo stretchy="false">−</mo>
                  <mrow>
                    <msub>
                      <mi>k</mi>
                      <mi>p</mi>
                    </msub>
                    <mo stretchy="false">⋅</mo>
                    <msub>
                      <mi>p</mi>
                      <mi>i</mi>
                    </msub>
                  </mrow>
                </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i mathvariant="italic">ij</mi>
                  </msub>
                </mrow>
              </mrow>
            </mrow>
            <mo fence="true" form="postfix" stretchy="false">)</mo>
          </mrow>
        </mrow>
      </mrow>
      <mo fence="true" form="postfix" stretchy="false">)</mo>
    </mrow>
    <annotation encoding="StarMath 5.0">(sum from i=1 to m (1-k_p cdot p_i sum from j=1 to n x_ij))</annotation>
  </semantics>
</math>
</file>

<file path=Object 44/content.xml><?xml version="1.0" encoding="utf-8"?>
<math xmlns="http://www.w3.org/1998/Math/MathML" display="block">
  <semantics>
    <mrow>
      <msub>
        <mi>k</mi>
        <mi>p</mi>
      </msub>
      <mo stretchy="false">⋅</mo>
      <msub>
        <mi>p</mi>
        <mi>i</mi>
      </msub>
    </mrow>
    <annotation encoding="StarMath 5.0">k_p cdot p_i</annotation>
  </semantics>
</math>
</file>

<file path=Object 45/content.xml><?xml version="1.0" encoding="utf-8"?>
<math xmlns="http://www.w3.org/1998/Math/MathML" display="block">
  <semantics>
    <mrow>
      <msub>
        <mi>k</mi>
        <mi>d</mi>
      </msub>
      <mo stretchy="false">⋅</mo>
      <msub>
        <mi>d</mi>
        <mi>i</mi>
      </msub>
    </mrow>
    <annotation encoding="StarMath 5.0">k_d cdot d_i
</annotation>
  </semantics>
</math>
</file>

<file path=Object 46/content.xml><?xml version="1.0" encoding="utf-8"?>
<math xmlns="http://www.w3.org/1998/Math/MathML" display="block">
  <semantics>
    <msub>
      <mi>x</mi>
      <mi mathvariant="italic">ij</mi>
    </msub>
    <annotation encoding="StarMath 5.0">x_ij</annotation>
  </semantics>
</math>
</file>

<file path=Object 47/content.xml><?xml version="1.0" encoding="utf-8"?>
<math xmlns="http://www.w3.org/1998/Math/MathML" display="block">
  <semantics>
    <mi>i</mi>
    <annotation encoding="StarMath 5.0">i
</annotation>
  </semantics>
</math>
</file>

<file path=Object 4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sub>
        <mi>x</mi>
        <mi mathvariant="italic">ij</mi>
      </msub>
    </mrow>
    <annotation encoding="StarMath 5.0">sum from j=1 to n x_ij</annotation>
  </semantics>
</math>
</file>

<file path=Object 49/content.xml><?xml version="1.0" encoding="utf-8"?>
<math xmlns="http://www.w3.org/1998/Math/MathML" display="block">
  <semantics>
    <mrow>
      <mo fence="true" form="prefix" stretchy="false">(</mo>
      <mrow>
        <mrow>
          <mn>1</mn>
          <mo stretchy="false">−</mo>
          <mn>...</mn>
        </mrow>
      </mrow>
      <mo fence="true" form="postfix" stretchy="false">)</mo>
    </mrow>
    <annotation encoding="StarMath 5.0">(1 - ...)</annotation>
  </semantics>
</math>
</file>

<file path=Object 5/content.xml><?xml version="1.0" encoding="utf-8"?>
<math xmlns="http://www.w3.org/1998/Math/MathML" display="block">
  <semantics>
    <mi>j</mi>
    <annotation encoding="StarMath 5.0">j</annotation>
  </semantics>
</math>
</file>

<file path=Object 50/content.xml><?xml version="1.0" encoding="utf-8"?>
<math xmlns="http://www.w3.org/1998/Math/MathML" display="block">
  <semantics>
    <mrow>
      <msub>
        <mi>k</mi>
        <mi>d</mi>
      </msub>
      <mo stretchy="false">⋅</mo>
      <msub>
        <mi>p</mi>
        <mi>i</mi>
      </msub>
    </mrow>
    <annotation encoding="StarMath 5.0">k_d cdot p_i</annotation>
  </semantics>
</math>
</file>

<file path=Object 6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sub>
      <mi>b</mi>
      <mi>i</mi>
    </msub>
    <annotation encoding="StarMath 5.0">b
_i</annotation>
  </semantics>
</math>
</file>

<file path=Object 8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</mn>
      <mi>,</mi>
      <mn>5</mn>
      <mo stretchy="false">}</mo>
    </mrow>
    <annotation encoding="StarMath 5.0">forall i in \{1, 5\} </annotation>
  </semantics>
</math>
</file>